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120" officeooo:paragraph-rsid="00046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LINK :</text:p>
      <text:p text:style-name="P1"/>
      <text:p text:style-name="P1"/>
      <text:p text:style-name="P1"><text:tab/><text:tab/>https://drive.google.com/file/d/1_iWSvx-wo0SdOvk-QWxzh2pWN4MHPXjY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52:49.240073788</meta:creation-date>
    <dc:date>2022-11-21T11:53:52.052942289</dc:date>
    <meta:editing-duration>PT1M4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2" meta:word-count="4" meta:character-count="98" meta:non-whitespace-character-count="94"/>
  </office:meta>
</office:document-meta>
</file>